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aruda" svg:font-family="Garud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81d41a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color="#000000" draw:fill-color="#b4c7dc" draw:textarea-horizontal-align="justify" draw:textarea-vertical-align="middle" draw:auto-grow-height="false" fo:min-height="1.973cm" fo:min-width="1.722cm"/>
      <style:paragraph-properties style:writing-mode="lr-tb"/>
    </style:style>
    <style:style style:name="gr3" style:family="graphic" style:parent-style-name="standard">
      <style:graphic-properties svg:stroke-color="#000000" draw:fill-color="#b4c7dc" draw:textarea-horizontal-align="justify" draw:textarea-vertical-align="middle" draw:auto-grow-height="false" fo:min-height="3.244cm" fo:min-width="1.722cm"/>
      <style:paragraph-properties style:writing-mode="lr-tb"/>
    </style:style>
    <style:style style:name="gr4" style:family="graphic" style:parent-style-name="standard">
      <style:graphic-properties svg:stroke-color="#000000" draw:fill-color="#b4c7dc" draw:textarea-horizontal-align="justify" draw:textarea-vertical-align="middle" draw:auto-grow-height="false" fo:min-height="0.705cm" fo:min-width="1.722cm"/>
      <style:paragraph-properties style:writing-mode="lr-tb"/>
    </style:style>
    <style:style style:name="gr5" style:family="graphic" style:parent-style-name="standard">
      <style:graphic-properties svg:stroke-color="#000000" draw:fill-color="#b4c7dc" draw:textarea-horizontal-align="justify" draw:textarea-vertical-align="middle" draw:auto-grow-height="false" fo:min-height="1.341cm" fo:min-width="1.722cm"/>
      <style:paragraph-properties style:writing-mode="lr-tb"/>
    </style:style>
    <style:style style:name="gr6" style:family="graphic" style:parent-style-name="objectwithoutfill">
      <style:graphic-properties draw:stroke="dash" draw:stroke-dash="Long_20_Dash" svg:stroke-color="#999999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103cm"/>
      <style:paragraph-properties style:writing-mode="lr-tb"/>
    </style:style>
    <style:style style:name="gr8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fo:min-height="1.855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text-align="center" style:writing-mode="lr-tb"/>
      <style:text-properties style:font-name="Garuda"/>
    </style:style>
    <style:style style:name="P3" style:family="paragraph">
      <loext:graphic-properties draw:fill-color="#b4c7dc"/>
      <style:paragraph-properties fo:text-align="center" style:writing-mode="lr-tb"/>
      <style:text-properties style:font-name="Garuda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b4c7dc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b2b2b2" loext:opacity="100%" style:font-name="Garuda" fo:font-size="14pt"/>
    </style:style>
    <style:style style:name="P8" style:family="paragraph">
      <loext:graphic-properties draw:fill="none" draw:fill-color="#ffffff"/>
      <style:paragraph-properties style:writing-mode="lr-tb"/>
      <style:text-properties fo:color="#999999" loext:opacity="100%" style:font-name="Garuda" fo:font-size="14pt"/>
    </style:style>
    <style:style style:name="T1" style:family="text">
      <style:text-properties style:font-name="Garuda"/>
    </style:style>
    <style:style style:name="T2" style:family="text">
      <style:text-properties fo:color="#b2b2b2" loext:opacity="100%" style:font-name="Garuda" fo:font-size="14pt"/>
    </style:style>
    <style:style style:name="T3" style:family="text">
      <style:text-properties fo:color="#999999" loext:opacity="100%" style:font-name="Garuda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715cm" svg:y1="2.27cm" svg:x2="6.715cm" svg:y2="11.477cm">
          <text:p/>
        </draw:line>
        <draw:line draw:style-name="gr1" draw:text-style-name="P1" draw:layer="layout" svg:x1="3.815cm" svg:y1="2.25cm" svg:x2="3.815cm" svg:y2="11.457cm">
          <text:p/>
        </draw:line>
        <draw:line draw:style-name="gr1" draw:text-style-name="P1" draw:layer="layout" svg:x1="9.815cm" svg:y1="2.23cm" svg:x2="9.815cm" svg:y2="11.437cm">
          <text:p/>
        </draw:line>
        <draw:line draw:style-name="gr1" draw:text-style-name="P1" draw:layer="layout" svg:x1="12.815cm" svg:y1="2.21cm" svg:x2="12.815cm" svg:y2="11.417cm">
          <text:p/>
        </draw:line>
        <draw:custom-shape draw:style-name="gr2" draw:text-style-name="P3" draw:layer="layout" svg:width="2.222cm" svg:height="2.223cm" svg:x="2.64cm" svg:y="3.407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222cm" svg:height="3.494cm" svg:x="5.64cm" svg:y="3.406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22cm" svg:height="0.955cm" svg:x="8.64cm" svg:y="3.405cm">
          <text:p text:style-name="P4">2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222cm" svg:height="1.591cm" svg:x="11.64cm" svg:y="3.404cm">
          <text:p text:style-name="P4">3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3.7cm" svg:y1="6.397cm" svg:x2="15.287cm" svg:y2="5.445cm">
          <text:p/>
        </draw:line>
        <draw:frame draw:style-name="gr7" draw:text-style-name="P7" draw:layer="layout" svg:width="3.813cm" svg:height="1.353cm" svg:x="15.287cm" svg:y="4.81cm">
          <draw:text-box>
            <text:p><text:span text:style-name="T2">Sección</text:span></text:p>
          </draw:text-box>
        </draw:frame>
        <draw:custom-shape draw:style-name="gr2" draw:text-style-name="P3" draw:layer="layout" svg:width="2.222cm" svg:height="2.223cm" svg:x="2.64cm" svg:y="5.907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222cm" svg:height="3.494cm" svg:x="5.64cm" svg:y="7.206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22cm" svg:height="0.955cm" svg:x="8.64cm" svg:y="4.605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222cm" svg:height="1.591cm" svg:x="11.64cm" svg:y="5.304cm">
          <text:p text:style-name="P4">7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.27cm" svg:y1="11.442cm" svg:x2="14.335cm" svg:y2="11.442cm">
          <text:p/>
        </draw:line>
        <draw:line draw:style-name="gr6" draw:text-style-name="P6" draw:layer="layout" svg:x1="12.745cm" svg:y1="2.587cm" svg:x2="14.332cm" svg:y2="1.635cm">
          <text:p/>
        </draw:line>
        <draw:frame draw:style-name="gr7" draw:text-style-name="P7" draw:layer="layout" svg:width="3.813cm" svg:height="1.353cm" svg:x="14.332cm" svg:y="1cm">
          <draw:text-box>
            <text:p><text:span text:style-name="T2">Hilo</text:span></text:p>
          </draw:text-box>
        </draw:frame>
        <draw:line draw:style-name="gr6" draw:text-style-name="P6" draw:layer="layout" svg:x1="13.697cm" svg:y1="11.477cm" svg:x2="15.284cm" svg:y2="10.525cm">
          <text:p/>
        </draw:line>
        <draw:frame draw:style-name="gr9" draw:text-style-name="P8" draw:layer="layout" svg:width="3.813cm" svg:height="2.105cm" svg:x="15.284cm" svg:y="9.89cm">
          <draw:text-box>
            <text:p><text:span text:style-name="T3">Barrer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aruda" svg:font-family="Garud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8T21:31:07.456425768</meta:creation-date>
    <dc:date>2022-02-21T23:47:12.703013473</dc:date>
    <meta:editing-duration>PT20M59S</meta:editing-duration>
    <meta:editing-cycles>4</meta:editing-cycles>
    <meta:generator>LibreOffice/7.0.2.2$Linux_X86_64 LibreOffice_project/00$Build-2</meta:generator>
    <meta:document-statistic meta:object-count="19"/>
  </office:meta>
</office:document-meta>
</file>